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ServiceUnit.undepl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deServiceUnit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deServiceUnit.star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OdeServiceUnit.depl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deServiceUni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deServiceUnit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deServiceUnit.OdeServiceUnit( OdeContext ode , String serviceUnitID , String serviceUnit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